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02d" officeooo:paragraph-rsid="0000702d"/>
    </style:style>
    <style:style style:name="T1" style:family="text">
      <style:text-properties fo:font-variant="normal" fo:text-transform="none" fo:color="#329ad6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a xlink:type="simple" xlink:href="https://stream.toprankers.com/staging/secure/live-mbr-480-360-240/181829/181829-pr-video-mbr-03-live-1566476463666/toprankers.m3u8" text:style-name="Internet_20_link" text:visited-style-name="Visited_20_Internet_20_Link">https://stream.toprankers.com/staging/secure/live-mbr-480-360-240/181829/181829-pr-video-mbr-03-live-1566476463666/toprankers.m3u8</text:a></text:p>
      <text:p text:style-name="P1"/>
      <text:p text:style-name="P1"><text:bookmark text:name="x_-2104078254object-link"/><text:a xlink:type="simple" xlink:href="https://tr-wowza-vod.s3.ap-south-1.amazonaws.com/staging/secure/live-mbr-480-360-240/181829/181829-pr-video-mbr-03-live-1566476463666/toprankers.m3u8" office:target-frame-name="_blank" xlink:show="new" text:style-name="Internet_20_link" text:visited-style-name="Visited_20_Internet_20_Link"><text:span text:style-name="T1">https://tr-wowza-vod.s3.ap-south-1.amazonaws.com/staging/secure/live-mbr-480-360-240/181829/181829-pr-video-mbr-03-live-1566476463666/toprankers.m3u8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0:51:40.992903859</meta:creation-date>
    <dc:date>2019-09-27T11:16:31.694921276</dc:date>
    <meta:editing-duration>PT24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279" meta:non-whitespace-character-count="279"/>
  </office:meta>
</office:document-meta>
</file>